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textarea-horizontal-align="justify" draw:textarea-vertical-align="middle" draw:auto-grow-height="false" fo:min-height="0.61cm" fo:min-width="1.949cm"/>
    </style:style>
    <style:style style:name="gr2" style:family="graphic" style:parent-style-name="standard">
      <style:graphic-properties loext:decorative="false" draw:textarea-horizontal-align="justify" draw:textarea-vertical-align="middle" draw:auto-grow-height="false" fo:min-height="0.61cm" fo:min-width="1.314cm"/>
    </style:style>
    <style:style style:name="gr3" style:family="graphic" style:parent-style-name="objectwithoutfill">
      <style:graphic-properties loext:decorative="false" draw:marker-end="Arrowheads_20_1" draw:marker-end-width="0.3cm" draw:fill="none" draw:textarea-vertical-align="middle"/>
    </style:style>
    <style:style style:name="gr4" style:family="graphic" style:parent-style-name="objectwithoutfill">
      <style:graphic-properties loext:decorative="false" draw:marker-end="Arrowheads_20_2" draw:marker-end-width="0.3cm" draw:fill="none" draw:textarea-vertical-align="middle"/>
    </style:style>
    <style:style style:name="gr5" style:family="graphic" style:parent-style-name="objectwithoutfill">
      <style:graphic-properties loext:decorative="false" draw:marker-end="Arrowheads_20_3" draw:marker-end-width="0.3cm" draw:fill="none" draw:textarea-vertical-align="middle"/>
    </style:style>
    <style:style style:name="gr6" style:family="graphic" style:parent-style-name="objectwithoutfill">
      <style:graphic-properties loext:decorative="false" draw:marker-end="Arrowheads_20_4" draw:marker-end-width="0.3cm" draw:fill="none" draw:textarea-vertical-align="middle"/>
    </style:style>
    <style:style style:name="gr7" style:family="graphic" style:parent-style-name="objectwithoutfill">
      <style:graphic-properties loext:decorative="false" draw:marker-end="Arrowheads_20_6" draw:marker-end-width="0.3cm" draw:fill="none" draw:textarea-vertical-align="middle"/>
    </style:style>
    <style:style style:name="gr8" style:family="graphic" style:parent-style-name="objectwithoutfill">
      <style:graphic-properties loext:decorative="false" draw:marker-end="Arrowheads_20_7" draw:marker-end-width="0.3cm" draw:fill="none" draw:textarea-vertical-align="middle"/>
    </style:style>
    <style:style style:name="gr9" style:family="graphic" style:parent-style-name="objectwithoutfill">
      <style:graphic-properties loext:decorative="false" draw:marker-end="Arrowheads_20_9" draw:marker-end-width="0.3cm" draw:fill="none" draw:textarea-vertical-align="middle"/>
    </style:style>
    <style:style style:name="gr10" style:family="graphic" style:parent-style-name="objectwithoutfill">
      <style:graphic-properties loext:decorative="false" draw:marker-end="Arrowheads_20_10" draw:marker-end-width="0.3cm" draw:fill="none" draw:textarea-vertical-align="middle"/>
    </style:style>
    <style:style style:name="gr11" style:family="graphic" style:parent-style-name="objectwithoutfill">
      <style:graphic-properties loext:decorative="false" draw:marker-end="Arrowheads_20_11" draw:marker-end-width="0.3cm" draw:fill="none" draw:textarea-vertical-align="middle"/>
    </style:style>
    <style:style style:name="gr12" style:family="graphic" style:parent-style-name="objectwithoutfill">
      <style:graphic-properties loext:decorative="false" draw:marker-end="Arrowheads_20_12" draw:marker-end-width="0.3cm" draw:fill="none" draw:textarea-vertical-align="middle"/>
    </style:style>
    <style:style style:name="gr13" style:family="graphic" style:parent-style-name="objectwithoutfill">
      <style:graphic-properties loext:decorative="false" draw:marker-end="Arrowheads_20_13" draw:marker-end-width="0.3cm" draw:fill="none" draw:textarea-vertical-align="middle"/>
    </style:style>
    <style:style style:name="gr14" style:family="graphic" style:parent-style-name="objectwithoutfill">
      <style:graphic-properties loext:decorative="false" draw:marker-end="Arrowheads_20_14" draw:marker-end-width="0.3cm" draw:fill="none" draw:textarea-vertical-align="middle"/>
    </style:style>
    <style:style style:name="gr15" style:family="graphic" style:parent-style-name="objectwithoutfill">
      <style:graphic-properties loext:decorative="false" draw:marker-end="Arrowheads_20_15" draw:marker-end-width="0.3cm" draw:fill="none" draw:textarea-vertical-align="middle"/>
    </style:style>
    <style:style style:name="gr16" style:family="graphic" style:parent-style-name="standard">
      <style:graphic-properties loext:decorative="false" draw:textarea-horizontal-align="justify" draw:textarea-vertical-align="middle" draw:auto-grow-height="false" fo:min-height="0.61cm" fo:min-width="3.121cm"/>
    </style:style>
    <style:style style:name="gr17" style:family="graphic" style:parent-style-name="objectwithoutfill">
      <style:graphic-properties loext:decorative="false" draw:marker-end="Arrowheads_20_17" draw:marker-end-width="0.3cm" draw:fill="none" draw:textarea-vertical-align="middle"/>
    </style:style>
    <style:style style:name="gr18" style:family="graphic" style:parent-style-name="objectwithoutfill">
      <style:graphic-properties loext:decorative="false" draw:marker-end="Arrowheads_20_18" draw:marker-end-width="0.3cm" draw:fill="none" draw:textarea-vertical-align="middle"/>
    </style:style>
    <style:style style:name="gr19" style:family="graphic" style:parent-style-name="standard">
      <style:graphic-properties loext:decorative="false" draw:stroke="none" svg:stroke-color="#000000" draw:fill="none" draw:fill-color="#ffffff" fo:min-height="0.712cm"/>
    </style:style>
    <style:style style:name="gr20" style:family="graphic" style:parent-style-name="standard">
      <style:graphic-properties loext:decorative="false" draw:stroke="dash" draw:stroke-dash="Long_20_Dash" draw:fill="none" draw:textarea-horizontal-align="justify" draw:textarea-vertical-align="middle" draw:auto-grow-height="false" fo:min-height="15.877cm" fo:min-width="22.36cm"/>
    </style:style>
    <style:style style:name="gr21" style:family="graphic" style:parent-style-name="standard">
      <style:graphic-properties loext:decorative="false" draw:textarea-horizontal-align="justify" draw:textarea-vertical-align="middle" draw:auto-grow-height="false" fo:min-height="0.61cm" fo:min-width="2.888cm"/>
    </style:style>
    <style:style style:name="gr22" style:family="graphic" style:parent-style-name="standard">
      <style:graphic-properties loext:decorative="false" draw:textarea-horizontal-align="justify" draw:textarea-vertical-align="middle" draw:auto-grow-height="false" fo:min-height="0.61cm" fo:min-width="1.338cm"/>
    </style:style>
    <style:style style:name="gr23" style:family="graphic" style:parent-style-name="standard">
      <style:graphic-properties loext:decorative="false" draw:textarea-horizontal-align="justify" draw:textarea-vertical-align="middle" draw:auto-grow-height="false" fo:min-height="0.61cm" fo:min-width="19.296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5983b0" fo:font-style="italic" style:font-style-asian="italic" style:font-style-complex="italic"/>
    </style:style>
    <style:style style:name="P4" style:family="paragraph">
      <style:paragraph-properties fo:text-align="center"/>
      <style:text-properties fo:font-weight="bold"/>
    </style:style>
    <style:style style:name="T1" style:family="text">
      <style:text-properties fo:color="#5983b0" fo:font-style="italic" style:font-style-asian="italic" style:font-style-complex="itali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41cm" svg:height="0.952cm" svg:x="11.36cm" svg:y="15.923cm">
          <text:p text:style-name="P1">shared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1.906cm" svg:height="0.952cm" svg:x="14.202cm" svg:y="13.945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906cm" svg:height="0.952cm" svg:x="16.462cm" svg:y="13.945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1.906cm" svg:height="0.952cm" svg:x="18.527cm" svg:y="5.648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1.906cm" svg:height="0.952cm" svg:x="1.635cm" svg:y="13.91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906cm" svg:height="0.952cm" svg:x="5.872cm" svg:y="13.908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906cm" svg:height="0.952cm" svg:x="7.733cm" svg:y="11.792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1.906cm" svg:height="0.952cm" svg:x="9.716cm" svg:y="9.746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line-skew="-0.109cm" svg:x1="6.825cm" svg:y1="14.86cm" svg:x2="12.63cm" svg:y2="15.923cm" draw:start-shape="id1" draw:start-glue-point="2" draw:end-shape="id2" draw:end-glue-point="0" svg:d="M6825 14860v423h5805v640">
          <text:p/>
        </draw:connector>
        <draw:connector draw:style-name="gr4" draw:text-style-name="P2" draw:layer="layout" draw:line-skew="-0.154cm" svg:x1="8.686cm" svg:y1="12.744cm" svg:x2="6.825cm" svg:y2="13.908cm" draw:start-shape="id3" draw:start-glue-point="2" draw:end-shape="id1" draw:end-glue-point="0" svg:d="M8686 12744v429h-1861v735">
          <text:p/>
        </draw:connector>
        <draw:connector draw:style-name="gr5" draw:text-style-name="P2" draw:layer="layout" draw:line-skew="-0.086cm" svg:x1="10.669cm" svg:y1="10.698cm" svg:x2="8.686cm" svg:y2="11.792cm" draw:start-shape="id4" draw:start-glue-point="2" draw:end-shape="id3" svg:d="M10669 10698v462h-1983v632">
          <text:p/>
        </draw:connector>
        <draw:connector draw:style-name="gr6" draw:text-style-name="P2" draw:layer="layout" draw:line-skew="0.949cm" svg:x1="8.686cm" svg:y1="12.744cm" svg:x2="12.63cm" svg:y2="15.923cm" draw:start-shape="id3" draw:start-glue-point="2" draw:end-shape="id2" draw:end-glue-point="0" svg:d="M8686 12744v2539h3944v640">
          <text:p/>
        </draw:connector>
        <draw:connector draw:style-name="gr7" draw:text-style-name="P2" draw:layer="layout" draw:line-skew="1.972cm" svg:x1="10.669cm" svg:y1="10.698cm" svg:x2="12.63cm" svg:y2="15.923cm" draw:start-shape="id4" draw:start-glue-point="2" draw:end-shape="id2" draw:end-glue-point="0" svg:d="M10669 10698v4585h1961v640">
          <text:p/>
        </draw:connector>
        <draw:connector draw:style-name="gr8" draw:text-style-name="P2" draw:layer="layout" draw:line-skew="-1.144cm" svg:x1="10.669cm" svg:y1="10.698cm" svg:x2="6.825cm" svg:y2="13.908cm" draw:start-shape="id4" draw:start-glue-point="2" draw:end-shape="id1" draw:end-glue-point="0" svg:d="M10669 10698v462h-3844v2748">
          <text:p/>
        </draw:connector>
        <draw:custom-shape draw:style-name="gr2" draw:text-style-name="P1" xml:id="id5" draw:id="id5" draw:layer="layout" svg:width="1.906cm" svg:height="0.952cm" svg:x="11.656cm" svg:y="13.941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-0.125cm" svg:x1="12.609cm" svg:y1="14.893cm" svg:x2="12.63cm" svg:y2="15.923cm" draw:start-shape="id5" draw:start-glue-point="2" draw:end-shape="id2" draw:end-glue-point="0" svg:d="M12609 14893v391h21v639">
          <text:p/>
        </draw:connector>
        <draw:connector draw:style-name="gr10" draw:text-style-name="P2" draw:layer="layout" draw:line-skew="-0.124cm" svg:x1="15.155cm" svg:y1="14.897cm" svg:x2="12.63cm" svg:y2="15.923cm" draw:start-shape="id6" draw:start-glue-point="2" draw:end-shape="id2" draw:end-glue-point="0" svg:d="M15155 14897v390h-2525v636">
          <text:p/>
        </draw:connector>
        <draw:connector draw:style-name="gr11" draw:text-style-name="P2" draw:layer="layout" draw:line-skew="-0.127cm" svg:x1="17.415cm" svg:y1="14.897cm" svg:x2="12.63cm" svg:y2="15.923cm" draw:start-shape="id7" draw:start-glue-point="2" draw:end-shape="id2" draw:end-glue-point="0" svg:d="M17415 14897v387h-4785v639">
          <text:p/>
        </draw:connector>
        <draw:connector draw:style-name="gr12" draw:text-style-name="P2" draw:layer="layout" draw:line-skew="4.021cm" svg:x1="19.48cm" svg:y1="6.6cm" svg:x2="12.63cm" svg:y2="15.923cm" draw:start-shape="id8" draw:start-glue-point="2" draw:end-shape="id2" draw:end-glue-point="0" svg:d="M19480 6600v8683h-6850v640">
          <text:p/>
        </draw:connector>
        <draw:connector draw:style-name="gr13" draw:text-style-name="P2" draw:layer="layout" draw:line-skew="-0.207cm" svg:x1="19.48cm" svg:y1="6.6cm" svg:x2="15.155cm" svg:y2="13.945cm" draw:start-shape="id8" draw:end-shape="id6" draw:end-glue-point="0" svg:d="M19480 6600v3466h-4325v3879">
          <text:p/>
        </draw:connector>
        <draw:connector draw:style-name="gr14" draw:text-style-name="P2" draw:layer="layout" draw:line-skew="-0.207cm" svg:x1="19.48cm" svg:y1="6.6cm" svg:x2="17.415cm" svg:y2="13.945cm" draw:start-shape="id8" draw:start-glue-point="2" draw:end-shape="id7" draw:end-glue-point="0" svg:d="M19480 6600v3466h-2065v3879">
          <text:p/>
        </draw:connector>
        <draw:custom-shape draw:style-name="gr2" draw:text-style-name="P1" xml:id="id9" draw:id="id9" draw:layer="layout" svg:width="1.906cm" svg:height="0.952cm" svg:x="21.928cm" svg:y="5.649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draw:line-skew="4.021cm" svg:x1="22.881cm" svg:y1="6.601cm" svg:x2="12.63cm" svg:y2="15.923cm" draw:start-shape="id9" draw:start-glue-point="2" draw:end-shape="id2" draw:end-glue-point="0" svg:d="M22881 6601v8683h-10251v639">
          <text:p/>
        </draw:connector>
        <draw:custom-shape draw:style-name="gr16" draw:text-style-name="P1" xml:id="id10" draw:id="id10" draw:layer="layout" svg:width="3.713cm" svg:height="0.952cm" svg:x="19.829cm" svg:y="3.65cm">
          <text:p text:style-name="P1">datachanne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061cm" svg:x1="21.685cm" svg:y1="4.602cm" svg:x2="22.881cm" svg:y2="5.649cm" draw:start-shape="id10" draw:start-glue-point="2" draw:end-shape="id9" draw:end-glue-point="0" svg:d="M21685 4602v463h1196v584">
          <text:p/>
        </draw:connector>
        <draw:connector draw:style-name="gr18" draw:text-style-name="P2" draw:layer="layout" draw:line-skew="5.02cm" svg:x1="21.685cm" svg:y1="4.602cm" svg:x2="12.63cm" svg:y2="15.923cm" draw:start-shape="id10" draw:start-glue-point="2" draw:end-shape="id2" draw:end-glue-point="0" svg:d="M21685 4602v10681h-9055v640">
          <text:p/>
        </draw:connector>
        <draw:frame draw:style-name="gr19" draw:text-style-name="P3" draw:layer="layout" svg:width="22.025cm" svg:height="0.962cm" svg:x="1.4cm" svg:y="0.955cm">
          <draw:text-box>
            <text:p text:style-name="P2"><text:span text:style-name="T1">RTC Protocols Crates Dependency Graph</text:span></text:p>
          </draw:text-box>
        </draw:frame>
        <draw:custom-shape draw:style-name="gr20" draw:text-style-name="P2" draw:layer="layout" svg:width="22.86cm" svg:height="16.127cm" svg:x="1.4cm" svg:y="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4" draw:id="id14" draw:layer="layout" svg:width="3.48cm" svg:height="0.952cm" svg:x="15.675cm" svg:y="3.651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3" draw:id="id13" draw:layer="layout" svg:width="1.93cm" svg:height="0.952cm" svg:x="12.93cm" svg:y="3.652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1" draw:id="id11" draw:layer="layout" svg:width="19.888cm" svg:height="0.952cm" svg:x="2.67cm" svg:y="1.852cm">
          <text:p text:style-name="P1">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1.647cm" svg:x1="12.614cm" svg:y1="2.804cm" svg:x2="2.588cm" svg:y2="13.918cm" draw:start-shape="id11" draw:start-glue-point="2" draw:end-shape="id12" draw:end-glue-point="0" svg:d="M12614 2804v3911h-10026v7203">
          <text:p/>
        </draw:connector>
        <draw:connector draw:style-name="gr10" draw:text-style-name="P2" draw:layer="layout" draw:line-skew="-0.527cm" svg:x1="12.614cm" svg:y1="2.804cm" svg:x2="8.077cm" svg:y2="11.178cm" draw:start-shape="id11" draw:start-glue-point="2" svg:d="M12614 2804v3911h-4537v4463">
          <text:p/>
        </draw:connector>
        <draw:connector draw:style-name="gr10" draw:text-style-name="P2" draw:layer="layout" draw:line-skew="0.462cm" svg:x1="12.614cm" svg:y1="2.804cm" svg:x2="10.669cm" svg:y2="9.746cm" draw:start-shape="id11" draw:start-glue-point="2" draw:end-shape="id4" draw:end-glue-point="0" svg:d="M12614 2804v3934h-1945v3008">
          <text:p/>
        </draw:connector>
        <draw:connector draw:style-name="gr10" draw:text-style-name="P2" draw:layer="layout" draw:line-skew="-2.913cm" svg:x1="12.614cm" svg:y1="2.804cm" svg:x2="12.609cm" svg:y2="13.941cm" draw:start-shape="id11" draw:start-glue-point="2" draw:end-shape="id5" draw:end-glue-point="0" svg:d="M12614 2804v2656h-5v8481">
          <text:p/>
        </draw:connector>
        <draw:connector draw:style-name="gr10" draw:text-style-name="P2" draw:layer="layout" draw:line-skew="-0.007cm" svg:x1="12.614cm" svg:y1="2.804cm" svg:x2="13.895cm" svg:y2="3.652cm" draw:start-shape="id11" draw:start-glue-point="2" draw:end-shape="id13" draw:end-glue-point="0" svg:d="M12614 2804v418h1281v430">
          <text:p/>
        </draw:connector>
        <draw:connector draw:style-name="gr10" draw:text-style-name="P2" draw:layer="layout" draw:line-skew="-0.006cm" svg:x1="12.614cm" svg:y1="2.804cm" svg:x2="17.415cm" svg:y2="3.651cm" draw:start-shape="id11" draw:start-glue-point="2" draw:end-shape="id14" draw:end-glue-point="0" svg:d="M12614 2804v418h4801v429">
          <text:p/>
        </draw:connector>
        <draw:connector draw:style-name="gr10" draw:text-style-name="P2" draw:layer="layout" draw:line-skew="-0.006cm" svg:x1="12.614cm" svg:y1="2.804cm" svg:x2="21.685cm" svg:y2="3.65cm" draw:start-shape="id11" draw:start-glue-point="2" draw:end-shape="id10" draw:end-glue-point="0" svg:d="M12614 2804v418h9071v428">
          <text:p/>
        </draw:connector>
        <draw:connector draw:style-name="gr10" draw:text-style-name="P2" draw:layer="layout" svg:x1="17.415cm" svg:y1="4.603cm" svg:x2="17.415cm" svg:y2="13.945cm" draw:start-shape="id14" draw:start-glue-point="2" draw:end-shape="id7" draw:end-glue-point="0" svg:d="M17415 4603v9342">
          <text:p/>
        </draw:connector>
        <draw:connector draw:style-name="gr10" draw:text-style-name="P2" xml:id="id15" draw:id="id15" draw:layer="layout" draw:line-skew="-0.325cm" svg:x1="17.415cm" svg:y1="4.603cm" svg:x2="19.497cm" svg:y2="5.675cm" draw:start-shape="id14" draw:start-glue-point="2" svg:d="M17415 4603v462h2082v610">
          <text:p/>
        </draw:connector>
        <draw:connector draw:style-name="gr10" draw:text-style-name="P4" draw:layer="layout" draw:line-skew="-5.153cm" svg:x1="12.614cm" svg:y1="2.804cm" svg:x2="15.155cm" svg:y2="13.945cm" draw:start-shape="id11" draw:start-glue-point="2" draw:end-shape="id6" svg:d="M12614 2804v418h2541v10723">
          <text:p/>
        </draw:connector>
        <draw:connector draw:style-name="gr10" draw:text-style-name="P2" draw:layer="layout" draw:line-skew="-2.953cm" svg:x1="12.614cm" svg:y1="2.804cm" svg:x2="19.497cm" svg:y2="5.675cm" draw:start-shape="id11" draw:start-glue-point="2" draw:end-shape="id15" draw:end-glue-point="3" svg:d="M12614 2804v418h6883v2453">
          <text:p/>
        </draw:connector>
        <draw:connector draw:style-name="gr10" draw:text-style-name="P4" draw:layer="layout" draw:line-skew="1.109cm" svg:x1="13.895cm" svg:y1="4.604cm" svg:x2="15.155cm" svg:y2="13.945cm" draw:start-shape="id13" draw:start-glue-point="2" draw:end-shape="id6" draw:end-glue-point="0" svg:d="M13895 4604v5780h1260v3561">
          <text:p/>
        </draw:connector>
        <draw:connector draw:style-name="gr10" draw:text-style-name="P4" draw:layer="layout" draw:line-skew="5.019cm" svg:x1="13.895cm" svg:y1="4.604cm" svg:x2="12.63cm" svg:y2="15.923cm" draw:start-shape="id13" draw:start-glue-point="2" draw:end-shape="id2" draw:end-glue-point="0" svg:d="M13895 4604v10679h-1265v640">
          <text:p/>
        </draw:connector>
        <draw:custom-shape draw:style-name="gr2" draw:text-style-name="P1" xml:id="id16" draw:id="id16" draw:layer="layout" svg:width="1.906cm" svg:height="0.952cm" svg:x="3.756cm" svg:y="13.9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1.14cm" svg:x1="10.669cm" svg:y1="10.698cm" svg:x2="4.709cm" svg:y2="13.9cm" draw:start-shape="id4" draw:start-glue-point="2" draw:end-shape="id16" draw:end-glue-point="0" svg:d="M10669 10698v462h-5960v2740">
          <text:p/>
        </draw:connector>
        <draw:connector draw:style-name="gr3" draw:text-style-name="P2" draw:layer="layout" draw:line-skew="-0.101cm" svg:x1="4.709cm" svg:y1="14.852cm" svg:x2="12.63cm" svg:y2="15.923cm" draw:start-shape="id16" draw:start-glue-point="2" draw:end-shape="id2" draw:end-glue-point="0" svg:d="M4709 14852v435h7921v636">
          <text:p/>
        </draw:connector>
        <draw:connector draw:style-name="gr3" draw:text-style-name="P2" draw:layer="layout" draw:line-skew="-0.11cm" svg:x1="2.588cm" svg:y1="14.87cm" svg:x2="12.63cm" svg:y2="15.923cm" draw:start-shape="id12" draw:start-glue-point="2" draw:end-shape="id2" draw:end-glue-point="0" svg:d="M2588 14870v417h10042v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7-02T16:17:30.387991836</meta:creation-date>
    <dc:date>2026-01-09T14:56:11</dc:date>
    <meta:editing-duration>PT1H3M9S</meta:editing-duration>
    <meta:editing-cycles>19</meta:editing-cycles>
    <meta:generator>OpenOffice/4.1.16$Unix OpenOffice.org_project/4116m3$Build-9816</meta:generator>
    <meta:document-statistic meta:object-count="48"/>
  </office:meta>
</office:document-meta>
</file>